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4000001566503DBD6DF698029.png" manifest:media-type="image/png"/>
  <manifest:file-entry manifest:full-path="Pictures/100002010000038000000285227A031CB9B580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5.6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706cm" svg:height="17.065cm" svg:x="2.147cm" svg:y="2.051cm">
          <draw:image xlink:href="Pictures/100002010000038000000285227A031CB9B5806D.png" xlink:type="simple" xlink:show="embed" xlink:actuate="onLoad">
            <text:p/>
          </draw:image>
        </draw:frame>
        <draw:frame draw:style-name="gr2" draw:text-style-name="P2" draw:layer="layout" svg:width="23.706cm" svg:height="5.928cm" svg:x="2.147cm" svg:y="11.672cm">
          <draw:text-box>
            <text:p><text:span text:style-name="T1"><text:s/>←</text:span><text:span text:style-name="T2">Wor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etter</text:span><text:span text:style-name="T3">→</text:span></text:p>
          </draw:text-box>
        </draw:frame>
        <draw:frame draw:style-name="gr3" draw:text-style-name="P3" draw:layer="layout" svg:width="16.738cm" svg:height="1.8cm" svg:x="5.631cm" svg:y="15.8cm">
          <draw:text-box>
            <text:p>Some examples of bad, medium, and good orbital stages</text:p>
            <text:p>in the two different styles, grey-bar and color-patch</text:p>
          </draw:text-box>
        </draw:frame>
        <draw:frame draw:style-name="gr4" draw:text-style-name="P4" draw:layer="layout" svg:width="11.112cm" svg:height="9.048cm" svg:x="8.488cm" svg:y="4cm">
          <draw:image xlink:href="Pictures/10000201000001A4000001566503DBD6DF69802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1:29:15.379446794</meta:creation-date>
    <dc:date>2020-04-03T12:16:57.312535772</dc:date>
    <meta:editing-duration>PT1M3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